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ppleGothic" svg:font-family="AppleGothic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54cm" svg:stroke-color="#000000" draw:marker-start-width="0.579cm" draw:marker-end-width="0.579cm" svg:stroke-linecap="round" draw:fill="solid" draw:fill-color="#ffff66" draw:textarea-horizontal-align="justify" draw:textarea-vertical-align="middle" draw:auto-grow-height="false" fo:padding-top="0.25cm" fo:padding-bottom="0.25cm" fo:padding-left="0.375cm" fo:padding-right="0.3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6cm" fo:min-width="0cm"/>
    </style:style>
    <style:style style:name="gr3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text-align="center"/>
      <style:text-properties style:font-name="AppleGothic" fo:font-size="60pt" fo:font-weight="bold" style:font-size-asian="60pt" style:font-size-complex="60pt"/>
    </style:style>
    <style:style style:name="T1" style:family="text">
      <style:text-properties style:font-name="AppleGothic" fo:font-size="60pt" fo:font-weight="bold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11cm" svg:height="14.485cm" draw:transform="rotate (0.785398163397448) translate (0cm 13.618cm)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128cm" svg:height="10.563cm" svg:x="6.588cm" svg:y="8.217cm">
          <draw:text-box>
            <text:p text:style-name="P2"><text:span text:style-name="T1">SLOW</text:span></text:p>
            <text:p text:style-name="P2"><text:span text:style-name="T1">DOWN</text:span></text:p>
            <text:p text:style-name="P2"><text:span text:style-name="T1">JANK</text:span></text:p>
            <text:p text:style-name="P2"><text:span text:style-name="T1">AHEAD</text:span></text:p>
          </draw:text-box>
        </draw:frame>
        <draw:custom-shape draw:style-name="gr3" draw:text-style-name="P1" draw:layer="layout" svg:width="1.016cm" svg:height="1.016cm" svg:x="9.89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016cm" svg:height="1.016cm" svg:x="9.763cm" svg:y="22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ppleGothic" svg:font-family="AppleGothic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8T10:18:19.610835000</meta:creation-date>
    <dc:date>2014-05-08T13:17:12.224337000</dc:date>
    <meta:editing-duration>P0D</meta:editing-duration>
    <meta:editing-cycles>2</meta:editing-cycles>
    <meta:generator>LibreOffice/4.2.3.3$MacOSX_X86_64 LibreOffice_project/882f8a0a489bc99a9e60c7905a60226254cb6ff0</meta:generator>
    <meta:document-statistic meta:object-count="4"/>
  </office:meta>
</office:document-meta>
</file>